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88cm" svg:stroke-color="#000000" draw:stroke-linejoin="miter" draw:fill="solid" draw:fill-color="#ddddd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solid" svg:stroke-width="0.159cm" svg:stroke-color="#0000ff" draw:stroke-linejoin="miter" draw:fill="solid" draw:fill-color="#ddddd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" style:family="graphic" style:parent-style-name="standard">
      <style:graphic-properties svg:stroke-width="0.04cm" svg:stroke-color="#000000" draw:marker-start-width="0.26cm" draw:marker-end-width="0.26cm" draw:fill="solid" draw:fill-color="#daedef" draw:textarea-vertical-align="middle" fo:padding-top="0.145cm" fo:padding-bottom="0.145cm" fo:padding-left="0.27cm" fo:padding-right="0.27cm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wrap"/>
      <style:paragraph-properties style:writing-mode="lr-tb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solid" svg:stroke-width="0.141cm" svg:stroke-color="#ff0000" draw:stroke-linejoin="miter" draw:fill="solid" draw:fill-color="#ddddd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solid" svg:stroke-width="0.159cm" svg:stroke-color="#9900cc" draw:stroke-linejoin="miter" draw:fill="solid" draw:fill-color="#ddddd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solid" svg:stroke-width="0.159cm" svg:stroke-color="#009900" draw:stroke-linejoin="miter" draw:fill="solid" draw:fill-color="#ddddd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solid" svg:stroke-width="0.159cm" svg:stroke-color="#808000" draw:stroke-linejoin="miter" draw:fill="solid" draw:fill-color="#ddddd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solid" svg:stroke-width="0.159cm" svg:stroke-color="#00ff00" draw:stroke-linejoin="miter" draw:fill="solid" draw:fill-color="#ddddd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solid" svg:stroke-width="0.159cm" svg:stroke-color="#ffd320" draw:stroke-linejoin="miter" draw:fill="solid" draw:fill-color="#ddddd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solid" svg:stroke-width="0.159cm" svg:stroke-color="#b84747" draw:stroke-linejoin="miter" draw:fill="solid" draw:fill-color="#ddddd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solid" svg:stroke-width="0.159cm" svg:stroke-color="#00b050" draw:stroke-linejoin="miter" draw:fill="solid" draw:fill-color="#ddddd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ddddd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solid" svg:stroke-width="0.159cm" svg:stroke-color="#ff8080" draw:stroke-linejoin="miter" draw:fill="solid" draw:fill-color="#ddddd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3.571cm" fo:min-width="1.982cm" fo:padding-top="0.1cm" fo:padding-bottom="0.1cm" fo:padding-left="0.1cm" fo:padding-right="0.1cm" fo:wrap-option="wrap"/>
      <style:paragraph-properties style:writing-mode="lr-tb"/>
    </style:style>
    <style:style style:name="gr19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2.202cm" fo:min-width="0.532cm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3.571cm" fo:min-width="1.983cm" fo:padding-top="0.1cm" fo:padding-bottom="0.1cm" fo:padding-left="0.1cm" fo:padding-right="0.1cm" fo:wrap-option="wrap"/>
      <style:paragraph-properties style:writing-mode="lr-tb"/>
    </style:style>
    <style:style style:name="gr21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cm" fo:min-width="0cm" fo:padding-top="0.13cm" fo:padding-bottom="0.13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3.492cm" fo:min-width="2.622cm" fo:padding-top="0.1cm" fo:padding-bottom="0.1cm" fo:padding-left="0.1cm" fo:padding-right="0.1cm" fo:wrap-option="wrap"/>
      <style:paragraph-properties style:writing-mode="lr-tb"/>
    </style:style>
    <style:style style:name="gr23" style:family="graphic" style:parent-style-name="standard">
      <style:graphic-properties draw:stroke="solid" svg:stroke-width="0.026cm" svg:stroke-color="#000000" draw:stroke-linejoin="round" draw:fill="solid" draw:fill-color="#daedef" draw:opacity="100%" draw:textarea-horizontal-align="justify" draw:textarea-vertical-align="middle" draw:auto-grow-height="false" fo:min-height="0.284cm" fo:min-width="0.542cm" fo:padding-top="0.13cm" fo:padding-bottom="0.13cm" fo:padding-left="0.25cm" fo:padding-right="0.25cm" fo:wrap-option="wrap" draw:shadow-opacity="100%"/>
    </style:style>
    <style:style style:name="gr24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284cm" fo:min-width="0.542cm" fo:padding-top="0.13cm" fo:padding-bottom="0.13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882cm" fo:min-width="2.87cm" fo:padding-top="0.6cm" fo:padding-bottom="0.13cm" fo:padding-left="0.1cm" fo:padding-right="0.1cm" fo:wrap-option="wrap"/>
      <style:paragraph-properties style:writing-mode="lr-tb"/>
    </style:style>
    <style:style style:name="gr26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931cm" fo:min-width="0cm" fo:padding-top="0.13cm" fo:padding-bottom="0.13cm" fo:padding-left="0.25cm" fo:padding-right="0.25cm" fo:wrap-option="wrap"/>
    </style:style>
    <style:style style:name="gr2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1" style:family="paragraph">
      <loext:graphic-properties draw:fill="solid" draw:fill-color="#dddddd"/>
      <style:paragraph-properties fo:text-align="center" style:writing-mode="lr-tb"/>
    </style:style>
    <style:style style:name="P2" style:family="paragraph">
      <loext:graphic-properties draw:fill="solid" draw:fill-color="#daedef"/>
    </style:style>
    <style:style style:name="P3" style:family="paragraph">
      <style:paragraph-properties fo:margin-left="0cm" fo:margin-right="0cm" fo:text-indent="0cm" style:punctuation-wrap="hanging" style:line-break="strict" style:writing-mode="lr-tb"/>
    </style:style>
    <style:style style:name="P4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P9" style:family="paragraph">
      <loext:graphic-properties draw:fill="solid" draw:fill-color="#daede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0" style:family="paragraph">
      <loext:graphic-properties draw:fill="solid" draw:fill-color="#daedef"/>
      <style:paragraph-properties style:writing-mode="lr-tb" style:font-independent-line-spacing="true"/>
    </style:style>
    <style:style style:name="P11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12" style:family="paragraph">
      <style:paragraph-properties fo:margin-left="0cm" fo:margin-right="0cm" fo:text-align="start" fo:text-indent="0cm" style:punctuation-wrap="hanging" style:line-break="strict" style:writing-mode="lr-tb"/>
    </style:style>
    <style:style style:name="P13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P14" style:family="paragraph">
      <loext:graphic-properties draw:fill="solid" draw:fill-color="#daedef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5" style:family="paragraph">
      <loext:graphic-properties draw:fill="solid" draw:fill-color="#daede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6" style:family="paragraph">
      <loext:graphic-properties draw:fill-color="#ffffff"/>
      <style:paragraph-properties style:writing-mode="lr-tb"/>
      <style:text-properties fo:language="en" fo:country="US"/>
    </style:style>
    <style:style style:name="T1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2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style:font-name="Arial Narrow" fo:font-size="16pt" fo:language="en" fo:country="US" style:font-size-asian="16pt" style:font-size-complex="16pt"/>
    </style:style>
    <style:style style:name="T4" style:family="text">
      <style:text-properties style:font-name="Arial Narrow" fo:font-size="14pt" fo:language="en" fo:country="US" style:font-size-asian="14pt" style:font-size-complex="14pt"/>
    </style:style>
    <style:style style:name="T5" style:family="text">
      <style:text-properties style:font-name="Arial Narrow" fo:font-size="14pt" fo:language="en" fo:country="US" fo:font-weight="bold" style:font-size-asian="14pt" style:font-weight-asian="bold" style:font-size-complex="14pt" style:font-weight-complex="bold"/>
    </style:style>
    <style:style style:name="T6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6pt" fo:language="en" fo:country="US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35APO   Computer Architecture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line draw:name="Rovná spojnica 135_0" draw:style-name="gr1" draw:text-style-name="P1" draw:layer="layout" svg:x1="15.928cm" svg:y1="13.613cm" svg:x2="13.708cm" svg:y2="13.609cm">
          <text:p/>
        </draw:line>
        <draw:polyline draw:name="Rovná spojnica 115" draw:style-name="gr2" draw:text-style-name="P1" draw:layer="layout" svg:width="6.146cm" svg:height="4.781cm" draw:transform="rotate (1.5707963267949) translate (0.557cm 14.333cm)" svg:viewBox="0 0 6147 4782" draw:points="1563,4465 1562,4782 0,4782 0,0 6147,0 6147,468">
          <text:p/>
        </draw:polyline>
        <draw:line draw:name="Rovná spojnica 75_1" draw:style-name="gr1" draw:text-style-name="P1" draw:layer="layout" svg:x1="2.852cm" svg:y1="8.468cm" svg:x2="2.845cm" svg:y2="15.023cm">
          <text:p/>
        </draw:line>
        <draw:line draw:name="Rovná spojnica 79_1" draw:style-name="gr1" draw:text-style-name="P1" draw:layer="layout" svg:x1="3.5cm" svg:y1="12.245cm" svg:x2="3.99cm" svg:y2="12.245cm">
          <text:p/>
        </draw:line>
        <draw:line draw:name="Rovná spojnica 150_1" draw:style-name="gr1" draw:text-style-name="P1" draw:layer="layout" svg:x1="15.48cm" svg:y1="15.023cm" svg:x2="2.852cm" svg:y2="15.023cm">
          <text:p/>
        </draw:line>
        <draw:polyline draw:name="Rovná spojnica 167_1" draw:style-name="gr1" draw:text-style-name="P1" draw:layer="layout" svg:width="17.587cm" svg:height="6.851cm" draw:transform="rotate (-0.00139626340159651) translate (0.240001522598722cm 8.72790951970065cm)" svg:viewBox="0 0 17588 6852" draw:points="15616,5604 17586,5602 17588,6852 9,6798 0,1 781,0">
          <text:p/>
        </draw:polyline>
        <draw:polygon draw:style-name="gr3" draw:text-style-name="P2" draw:layer="layout" svg:width="1.031cm" svg:height="2.187cm" svg:x="3.99cm" svg:y="11.698cm" svg:viewBox="0 0 1032 2188" draw:points="0,0 0,860 390,1094 0,1328 0,2188 1032,1719 1032,469">
          <draw:glue-point draw:id="4" svg:x="5cm" svg:y="0cm"/>
          <draw:glue-point draw:id="5" svg:x="-5cm" svg:y="3.212cm"/>
          <draw:glue-point draw:id="6" svg:x="-5cm" svg:y="-3.212cm"/>
          <text:p/>
        </draw:polygon>
        <draw:custom-shape draw:name="BlokTextu 29_4" draw:style-name="gr4" draw:text-style-name="P4" draw:layer="layout" svg:width="0.992cm" svg:height="0.963cm" svg:x="4.325cm" svg:y="12.298cm">
          <text:p text:style-name="P3"><text:span text:style-name="T1">+</text:span></text:p>
          <draw:enhanced-geometry svg:viewBox="0 0 21600 21600" draw:type="mso-spt202" draw:enhanced-path="M 0 0 L 21600 0 21600 21600 0 21600 0 0 Z N"/>
        </draw:custom-shape>
        <draw:custom-shape draw:name="BlokTextu 231_1" draw:style-name="gr5" draw:text-style-name="P4" draw:layer="layout" svg:width="0.815cm" svg:height="0.937cm" svg:x="2.875cm" svg:y="11.776cm">
          <text:p text:style-name="P3"><text:span text:style-name="T2">4</text:span></text:p>
          <draw:enhanced-geometry svg:viewBox="0 0 21600 21600" draw:type="mso-spt202" draw:enhanced-path="M 0 0 L 21600 0 21600 21600 0 21600 0 0 Z N"/>
        </draw:custom-shape>
        <draw:custom-shape draw:name="BlokTextu 249_2" draw:style-name="gr6" draw:text-style-name="P6" draw:layer="layout" svg:width="1.047cm" svg:height="0.877cm" svg:x="12.141cm" svg:y="14.146cm">
          <text:list text:style-name="L1">
            <text:list-header>
              <text:p text:style-name="P5"><text:span text:style-name="T3">P</text:span><text:span text:style-name="T3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51_1" draw:style-name="gr6" draw:text-style-name="P6" draw:layer="layout" svg:width="2.314cm" svg:height="0.877cm" svg:x="16.774cm" svg:y="13.546cm">
          <text:p text:style-name="P5"><text:span text:style-name="T3">P</text:span><text:span text:style-name="T3">C</text:span><text:span text:style-name="T3">B</text:span><text:span text:style-name="T3">r</text:span><text:span text:style-name="T3">a</text:span><text:span text:style-name="T3">n</text:span><text:span text:style-name="T3">c</text:span><text:span text:style-name="T3">h</text:span></text:p>
          <draw:enhanced-geometry svg:viewBox="0 0 21600 21600" draw:type="mso-spt202" draw:enhanced-path="M 0 0 L 21600 0 21600 21600 0 21600 0 0 Z N"/>
        </draw:custom-shape>
        <draw:custom-shape draw:name="BlokTextu 260_1" draw:style-name="gr6" draw:text-style-name="P6" draw:layer="layout" svg:width="2.207cm" svg:height="0.877cm" svg:x="0.478cm" svg:y="13.495cm">
          <text:list text:style-name="L1">
            <text:list-header>
              <text:p text:style-name="P5"><text:span text:style-name="T3">P</text:span><text:span text:style-name="T3">C</text:span><text:span text:style-name="T3">P</text:span><text:span text:style-name="T3">l</text:span><text:span text:style-name="T3">u</text:span><text:span text:style-name="T3">s</text:span><text:span text:style-name="T3">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157_2" draw:style-name="gr1" draw:text-style-name="P1" draw:layer="layout" svg:x1="3.99cm" svg:y1="13.495cm" svg:x2="2.852cm" svg:y2="13.495cm">
          <text:p/>
        </draw:line>
        <draw:g>
          <draw:custom-shape draw:style-name="gr7" draw:text-style-name="P7" draw:layer="layout" svg:width="0.156cm" svg:height="0.149cm" svg:x="2.773cm" svg:y="13.4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draw:layer="layout" svg:width="0.235cm" svg:height="0.235cm" svg:x="2.74cm" svg:y="13.3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BlokTextu 15_0" draw:style-name="gr6" draw:text-style-name="P6" draw:layer="layout" svg:width="1.027cm" svg:height="0.793cm" svg:x="1.282cm" svg:y="7.734cm">
          <text:list text:style-name="L1">
            <text:list-header>
              <text:p text:style-name="P5"><text:span text:style-name="T4">P</text:span><text:span text:style-name="T4">C</text:span><text:span text:style-name="T4">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32" draw:style-name="gr6" draw:text-style-name="P6" draw:layer="layout" svg:width="1.349cm" svg:height="0.793cm" svg:x="23.85cm" svg:y="7.888cm">
          <text:p text:style-name="P5"><text:span text:style-name="T4">R</text:span><text:span text:style-name="T4">e</text:span><text:span text:style-name="T4">s</text:span><text:span text:style-name="T4">u</text:span><text:span text:style-name="T4">l</text:span><text:span text:style-name="T4">t</text:span></text:p>
          <draw:enhanced-geometry svg:viewBox="0 0 21600 21600" draw:type="mso-spt202" draw:enhanced-path="M 0 0 L 21600 0 21600 21600 0 21600 0 0 Z N"/>
        </draw:custom-shape>
        <draw:custom-shape draw:name="BlokTextu 24" draw:style-name="gr6" draw:text-style-name="P6" draw:layer="layout" svg:width="1.083cm" svg:height="0.793cm" svg:x="14.44cm" svg:y="8.92cm">
          <text:p text:style-name="P5"><text:span text:style-name="T4">SrcB</text:span></text:p>
          <draw:enhanced-geometry svg:viewBox="0 0 21600 21600" draw:type="mso-spt202" draw:enhanced-path="M 0 0 L 21600 0 21600 21600 0 21600 0 0 Z N"/>
        </draw:custom-shape>
        <draw:custom-shape draw:name="BlokTextu 22" draw:style-name="gr6" draw:text-style-name="P6" draw:layer="layout" svg:width="2.496cm" svg:height="1.385cm" svg:x="7.629cm" svg:y="12.292cm">
          <text:p text:style-name="P5"><text:span text:style-name="T5">31:</text:span><text:span text:style-name="T5">25, </text:span><text:span text:style-name="T5">24:</text:span><text:span text:style-name="T5">20</text:span></text:p>
          <text:p text:style-name="P8"><text:span text:style-name="T5">11:7</text:span></text:p>
          <draw:enhanced-geometry svg:viewBox="0 0 21600 21600" draw:type="mso-spt202" draw:enhanced-path="M 0 0 L 21600 0 21600 21600 0 21600 0 0 Z N"/>
        </draw:custom-shape>
        <draw:custom-shape draw:name="BlokTextu 18_1" draw:style-name="gr6" draw:text-style-name="P6" draw:layer="layout" svg:width="1.235cm" svg:height="0.793cm" svg:x="7.427cm" svg:y="7.53cm">
          <text:p text:style-name="P5"><text:span text:style-name="T5">1</text:span><text:span text:style-name="T5">9</text:span><text:span text:style-name="T5">:</text:span><text:span text:style-name="T5">1</text:span><text:span text:style-name="T5">5</text:span></text:p>
          <draw:enhanced-geometry svg:viewBox="0 0 21600 21600" draw:type="mso-spt202" draw:enhanced-path="M 0 0 L 21600 0 21600 21600 0 21600 0 0 Z N"/>
        </draw:custom-shape>
        <draw:custom-shape draw:name="BlokTextu 16_1" draw:style-name="gr6" draw:text-style-name="P6" draw:layer="layout" svg:width="1.047cm" svg:height="0.877cm" svg:x="2.46cm" svg:y="7.689cm">
          <text:list text:style-name="L1">
            <text:list-header>
              <text:p text:style-name="P5"><text:span text:style-name="T3">P</text:span><text:span text:style-name="T3">C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96_1" draw:style-name="gr2" draw:text-style-name="P1" draw:layer="layout" svg:x1="1.446cm" svg:y1="8.44cm" svg:x2="2.16cm" svg:y2="8.443cm">
          <text:p/>
        </draw:line>
        <draw:line draw:name="Rovná spojnica 97_1" draw:style-name="gr8" draw:text-style-name="P1" draw:layer="layout" svg:x1="2.558cm" svg:y1="8.443cm" svg:x2="5.534cm" svg:y2="8.449cm">
          <text:p/>
        </draw:line>
        <draw:line draw:name="Rovná spojnica 98" draw:style-name="gr8" draw:text-style-name="P1" draw:layer="layout" svg:x1="5.534cm" svg:y1="8.449cm" svg:x2="7.518cm" svg:y2="8.443cm">
          <text:p/>
        </draw:line>
        <draw:polyline draw:name="Rovná spojnica 99_0" draw:style-name="gr2" draw:text-style-name="P1" draw:layer="layout" svg:width="5.026cm" svg:height="1.144cm" draw:transform="rotate (-1.5707963267949) translate (3.98999999999999cm 8.468cm)" svg:viewBox="0 0 5027 1145" draw:points="0,1145 5027,1145 5027,0">
          <text:p/>
        </draw:polyline>
        <draw:line draw:name="Rovná spojnica 104" draw:style-name="gr1" draw:text-style-name="P1" draw:layer="layout" svg:x1="7.521cm" svg:y1="8.245cm" svg:x2="7.519cm" svg:y2="13.805cm">
          <text:p/>
        </draw:line>
        <draw:line draw:name="Rovná spojnica 105" draw:style-name="gr1" draw:text-style-name="P1" draw:layer="layout" svg:x1="13.894cm" svg:y1="9.376cm" svg:x2="11.487cm" svg:y2="9.376cm">
          <text:p/>
        </draw:line>
        <draw:line draw:name="Rovná spojnica 106" draw:style-name="gr9" draw:text-style-name="P1" draw:layer="layout" svg:x1="11.488cm" svg:y1="8.197cm" svg:x2="15.761cm" svg:y2="8.19cm">
          <text:p/>
        </draw:line>
        <draw:line draw:name="Rovná spojnica 107" draw:style-name="gr10" draw:text-style-name="P1" draw:layer="layout" svg:x1="14.491cm" svg:y1="9.644cm" svg:x2="15.761cm" svg:y2="9.647cm">
          <text:p/>
        </draw:line>
        <draw:line draw:name="Rovná spojnica 108" draw:style-name="gr11" draw:text-style-name="P1" draw:layer="layout" svg:x1="15.947cm" svg:y1="8.945cm" svg:x2="19.267cm" svg:y2="8.932cm">
          <text:p/>
        </draw:line>
        <draw:line draw:name="Rovná spojnica 109" draw:style-name="gr1" draw:text-style-name="P1" draw:layer="layout" svg:x1="18.59cm" svg:y1="8.897cm" svg:x2="18.594cm" svg:y2="6.661cm">
          <text:p/>
        </draw:line>
        <draw:line draw:name="Rovná spojnica 110" draw:style-name="gr1" draw:text-style-name="P1" draw:layer="layout" svg:x1="18.597cm" svg:y1="6.655cm" svg:x2="22.601cm" svg:y2="6.659cm">
          <text:p/>
        </draw:line>
        <draw:line draw:name="Rovná spojnica 111" draw:style-name="gr1" draw:text-style-name="P1" draw:layer="layout" svg:x1="22.603cm" svg:y1="6.663cm" svg:x2="22.599cm" svg:y2="8.2cm">
          <text:p/>
        </draw:line>
        <draw:line draw:name="Rovná spojnica 112" draw:style-name="gr1" draw:text-style-name="P1" draw:layer="layout" svg:x1="22.599cm" svg:y1="8.182cm" svg:x2="23.289cm" svg:y2="8.186cm">
          <text:p/>
        </draw:line>
        <draw:line draw:name="Rovná spojnica 113" draw:style-name="gr12" draw:text-style-name="P1" draw:layer="layout" svg:x1="20.063cm" svg:y1="8.946cm" svg:x2="23.394cm" svg:y2="8.95cm">
          <text:p/>
        </draw:line>
        <draw:line draw:name="Rovná spojnica 122_1" draw:style-name="gr13" draw:text-style-name="P1" draw:layer="layout" svg:x1="24.386cm" svg:y1="8.619cm" svg:x2="23.791cm" svg:y2="8.615cm">
          <text:p/>
        </draw:line>
        <draw:line draw:name="Rovná spojnica 123" draw:style-name="gr13" draw:text-style-name="P1" draw:layer="layout" svg:x1="24.389cm" svg:y1="8.617cm" svg:x2="24.385cm" svg:y2="16.623cm">
          <text:p/>
        </draw:line>
        <draw:line draw:name="Rovná spojnica 124_0" draw:style-name="gr13" draw:text-style-name="P1" draw:layer="layout" svg:x1="24.385cm" svg:y1="16.628cm" svg:x2="6.659cm" svg:y2="16.624cm">
          <text:p/>
        </draw:line>
        <draw:line draw:name="Rovná spojnica 125" draw:style-name="gr14" draw:text-style-name="P1" draw:layer="layout" svg:x1="6.657cm" svg:y1="16.63cm" svg:x2="6.661cm" svg:y2="10.828cm">
          <text:p/>
        </draw:line>
        <draw:line draw:name="Rovná spojnica 126" draw:style-name="gr14" draw:text-style-name="P1" draw:layer="layout" svg:x1="6.657cm" svg:y1="10.825cm" svg:x2="8.877cm" svg:y2="10.829cm">
          <text:p/>
        </draw:line>
        <draw:line draw:name="Rovná spojnica 127_1" draw:style-name="gr1" draw:text-style-name="P1" draw:layer="layout" svg:x1="13.422cm" svg:y1="10.561cm" svg:x2="19.241cm" svg:y2="10.565cm">
          <text:p/>
        </draw:line>
        <draw:line draw:name="Rovná spojnica 128" draw:style-name="gr1" draw:text-style-name="P1" draw:layer="layout" svg:x1="13.42cm" svg:y1="10.562cm" svg:x2="13.424cm" svg:y2="9.378cm">
          <text:p/>
        </draw:line>
        <draw:line draw:name="Rovná spojnica 129_0" draw:style-name="gr10" draw:text-style-name="P1" draw:layer="layout" svg:x1="13.708cm" svg:y1="13.605cm" svg:x2="13.708cm" svg:y2="9.904cm">
          <text:p/>
        </draw:line>
        <draw:line draw:name="Rovná spojnica 130" draw:style-name="gr15" draw:text-style-name="P1" draw:layer="layout" svg:x1="13.708cm" svg:y1="9.905cm" svg:x2="13.921cm" svg:y2="9.905cm">
          <text:p/>
        </draw:line>
        <draw:line draw:name="Rovná spojnica 131_0" draw:style-name="gr10" draw:text-style-name="P1" draw:layer="layout" svg:x1="13.708cm" svg:y1="13.608cm" svg:x2="11.488cm" svg:y2="13.604cm">
          <text:p/>
        </draw:line>
        <draw:g draw:name="Skupina 233">
          <draw:line draw:name="Rovná spojnica 84" draw:style-name="gr9" draw:text-style-name="P1" draw:layer="layout" svg:x1="7.518cm" svg:y1="8.245cm" svg:x2="9.105cm" svg:y2="8.249cm">
            <text:p/>
          </draw:line>
          <draw:line draw:name="Rovná spojnica 85_1" draw:style-name="gr16" draw:text-style-name="P1" draw:layer="layout" svg:x1="7.518cm" svg:y1="9.383cm" svg:x2="9.105cm" svg:y2="9.387cm">
            <text:p/>
          </draw:line>
          <draw:line draw:name="Rovná spojnica 86" draw:style-name="gr10" draw:text-style-name="P1" draw:layer="layout" svg:x1="7.518cm" svg:y1="13.803cm" svg:x2="8.907cm" svg:y2="13.807cm">
            <text:p/>
          </draw:line>
          <draw:line draw:name="Rovná spojnica 89" draw:style-name="gr17" draw:text-style-name="P1" draw:layer="layout" svg:x1="22.688cm" svg:y1="11.778cm" svg:x2="7.521cm" svg:y2="11.778cm">
            <text:p/>
          </draw:line>
          <draw:line draw:name="Rovná spojnica 90" draw:style-name="gr17" draw:text-style-name="P1" draw:layer="layout" svg:x1="22.691cm" svg:y1="11.78cm" svg:x2="22.687cm" svg:y2="16.147cm">
            <text:p/>
          </draw:line>
          <draw:line draw:name="Rovná spojnica 91" draw:style-name="gr17" draw:text-style-name="P1" draw:layer="layout" svg:x1="22.687cm" svg:y1="16.152cm" svg:x2="7.135cm" svg:y2="16.148cm">
            <text:p/>
          </draw:line>
          <draw:line draw:name="Rovná spojnica 92" draw:style-name="gr17" draw:text-style-name="P1" draw:layer="layout" svg:x1="7.133cm" svg:y1="16.153cm" svg:x2="7.137cm" svg:y2="10.138cm">
            <text:p/>
          </draw:line>
          <draw:line draw:name="Rovná spojnica 93" draw:style-name="gr17" draw:text-style-name="P1" draw:layer="layout" svg:x1="7.135cm" svg:y1="10.137cm" svg:x2="8.907cm" svg:y2="10.141cm">
            <text:p/>
          </draw:line>
          <draw:line draw:name="Rovná spojnica 94" draw:style-name="gr16" draw:text-style-name="P1" draw:layer="layout" svg:x1="18.169cm" svg:y1="8.243cm" svg:x2="16.489cm" svg:y2="8.256cm">
            <text:p/>
          </draw:line>
        </draw:g>
        <draw:line draw:name="Rovná spojnica 8" draw:style-name="gr16" draw:text-style-name="P1" draw:layer="layout" svg:x1="2.37cm" svg:y1="7.848cm" svg:x2="2.374cm" svg:y2="7.531cm">
          <text:p/>
        </draw:line>
        <draw:line draw:name="Rovná spojnica 9" draw:style-name="gr16" draw:text-style-name="P1" draw:layer="layout" svg:x1="1.142cm" svg:y1="7.886cm" svg:x2="1.146cm" svg:y2="7.569cm">
          <text:p/>
        </draw:line>
        <draw:line draw:name="Rovná spojnica 10" draw:style-name="gr16" draw:text-style-name="P1" draw:layer="layout" svg:x1="9.067cm" svg:y1="7.529cm" svg:x2="9.071cm" svg:y2="7.212cm">
          <text:p/>
        </draw:line>
        <draw:line draw:name="Rovná spojnica 11" draw:style-name="gr16" draw:text-style-name="P1" draw:layer="layout" svg:x1="23.501cm" svg:y1="8.005cm" svg:x2="23.505cm" svg:y2="7.688cm">
          <text:p/>
        </draw:line>
        <draw:line draw:name="Rovná spojnica 12" draw:style-name="gr16" draw:text-style-name="P1" draw:layer="layout" svg:x1="14.213cm" svg:y1="9.103cm" svg:x2="14.217cm" svg:y2="8.786cm">
          <text:p/>
        </draw:line>
        <draw:custom-shape draw:name="BlokTextu 17_1" draw:style-name="gr6" draw:text-style-name="P6" draw:layer="layout" svg:width="1.301cm" svg:height="0.877cm" svg:x="6.055cm" svg:y="7.649cm">
          <text:list text:style-name="L1">
            <text:list-header>
              <text:p text:style-name="P5"><text:span text:style-name="T3">I</text:span><text:span text:style-name="T3">n</text:span><text:span text:style-name="T3">s</text:span><text:span text:style-name="T3">t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19" draw:style-name="gr6" draw:text-style-name="P6" draw:layer="layout" svg:width="1.235cm" svg:height="0.793cm" svg:x="7.473cm" svg:y="8.744cm">
          <text:p text:style-name="P5"><text:span text:style-name="T5">24:20</text:span></text:p>
          <draw:enhanced-geometry svg:viewBox="0 0 21600 21600" draw:type="mso-spt202" draw:enhanced-path="M 0 0 L 21600 0 21600 21600 0 21600 0 0 Z N"/>
        </draw:custom-shape>
        <draw:custom-shape draw:name="BlokTextu 20" draw:style-name="gr6" draw:text-style-name="P6" draw:layer="layout" svg:width="0.989cm" svg:height="0.793cm" svg:x="7.596cm" svg:y="11.077cm">
          <text:p text:style-name="P5"><text:span text:style-name="T5">11:7</text:span></text:p>
          <draw:enhanced-geometry svg:viewBox="0 0 21600 21600" draw:type="mso-spt202" draw:enhanced-path="M 0 0 L 21600 0 21600 21600 0 21600 0 0 Z N"/>
        </draw:custom-shape>
        <draw:custom-shape draw:name="BlokTextu 23" draw:style-name="gr6" draw:text-style-name="P6" draw:layer="layout" svg:width="1.205cm" svg:height="0.877cm" svg:x="13.865cm" svg:y="7.372cm">
          <text:p text:style-name="P5"><text:span text:style-name="T3">SrcA</text:span></text:p>
          <draw:enhanced-geometry svg:viewBox="0 0 21600 21600" draw:type="mso-spt202" draw:enhanced-path="M 0 0 L 21600 0 21600 21600 0 21600 0 0 Z N"/>
        </draw:custom-shape>
        <draw:custom-shape draw:name="BlokTextu 25" draw:style-name="gr6" draw:text-style-name="P6" draw:layer="layout" svg:width="1.155cm" svg:height="0.877cm" svg:x="17.091cm" svg:y="7.508cm">
          <text:p text:style-name="P5"><text:span text:style-name="T3">Zero</text:span></text:p>
          <draw:enhanced-geometry svg:viewBox="0 0 21600 21600" draw:type="mso-spt202" draw:enhanced-path="M 0 0 L 21600 0 21600 21600 0 21600 0 0 Z N"/>
        </draw:custom-shape>
        <draw:custom-shape draw:name="BlokTextu 26" draw:style-name="gr6" draw:text-style-name="P6" draw:layer="layout" svg:width="1.442cm" svg:height="0.793cm" svg:x="17.092cm" svg:y="8.807cm">
          <text:p text:style-name="P5"><text:span text:style-name="T4">AluOut</text:span></text:p>
          <draw:enhanced-geometry svg:viewBox="0 0 21600 21600" draw:type="mso-spt202" draw:enhanced-path="M 0 0 L 21600 0 21600 21600 0 21600 0 0 Z N"/>
        </draw:custom-shape>
        <draw:custom-shape draw:name="BlokTextu 27" draw:style-name="gr6" draw:text-style-name="P6" draw:layer="layout" svg:width="2.247cm" svg:height="0.877cm" svg:x="14.072cm" svg:y="10.395cm">
          <text:p text:style-name="P5"><text:span text:style-name="T3">WriteDa</text:span><text:span text:style-name="T3">ta</text:span></text:p>
          <draw:enhanced-geometry svg:viewBox="0 0 21600 21600" draw:type="mso-spt202" draw:enhanced-path="M 0 0 L 21600 0 21600 21600 0 21600 0 0 Z N"/>
        </draw:custom-shape>
        <draw:custom-shape draw:name="BlokTextu 28" draw:style-name="gr6" draw:text-style-name="P6" draw:layer="layout" svg:width="2.12cm" svg:height="0.877cm" svg:x="13.876cm" svg:y="11.051cm">
          <text:p text:style-name="P5"><text:span text:style-name="T3">W</text:span><text:span text:style-name="T3">r</text:span><text:span text:style-name="T3">i</text:span><text:span text:style-name="T3">t</text:span><text:span text:style-name="T3">e</text:span><text:span text:style-name="T3">R</text:span><text:span text:style-name="T3">e</text:span><text:span text:style-name="T3">g</text:span></text:p>
          <draw:enhanced-geometry svg:viewBox="0 0 21600 21600" draw:type="mso-spt202" draw:enhanced-path="M 0 0 L 21600 0 21600 21600 0 21600 0 0 Z N"/>
        </draw:custom-shape>
        <draw:custom-shape draw:name="BlokTextu 31" draw:style-name="gr6" draw:text-style-name="P6" draw:layer="layout" svg:width="2.022cm" svg:height="0.793cm" svg:x="21.621cm" svg:y="9.022cm">
          <text:p text:style-name="P5"><text:span text:style-name="T4">ReadData</text:span></text:p>
          <draw:enhanced-geometry svg:viewBox="0 0 21600 21600" draw:type="mso-spt202" draw:enhanced-path="M 0 0 L 21600 0 21600 21600 0 21600 0 0 Z N"/>
        </draw:custom-shape>
        <draw:line draw:name="Rovná spojnica 33" draw:style-name="gr16" draw:text-style-name="P1" draw:layer="layout" svg:x1="19.501cm" svg:y1="7.449cm" svg:x2="19.505cm" svg:y2="7.132cm">
          <text:p/>
        </draw:line>
        <draw:g draw:name="Skupina 19_1">
          <draw:custom-shape draw:name="Obdĺžnik 6_1" draw:style-name="gr18" draw:text-style-name="P9" draw:layer="layout" svg:width="2.182cm" svg:height="3.771cm" svg:x="3.351cm" svg:y="7.45cm">
            <text:p text:style-name="P3"><text:span text:style-name="T6"/></text:p>
            <text:p text:style-name="P3"><text:span text:style-name="T7">Instr. Memory</text:span></text:p>
            <draw:enhanced-geometry svg:viewBox="0 0 21600 21600" draw:type="rectangle" draw:enhanced-path="M 0 0 L 21600 0 21600 21600 0 21600 0 0 Z N"/>
          </draw:custom-shape>
          <draw:custom-shape draw:name="BlokTextu 7_1" draw:style-name="gr4" draw:text-style-name="P4" draw:layer="layout" svg:width="2.182cm" svg:height="0.877cm" svg:x="3.351cm" svg:y="8.006cm">
            <text:p text:style-name="P3"><text:span text:style-name="T2">A <text:s text:c="2"/></text:span><text:span text:style-name="T2">RD</text:span></text:p>
            <draw:enhanced-geometry svg:viewBox="0 0 21600 21600" draw:type="mso-spt202" draw:enhanced-path="M 0 0 L 21600 0 21600 21600 0 21600 0 0 Z N"/>
          </draw:custom-shape>
        </draw:g>
        <draw:custom-shape draw:name="Voľná forma 40" draw:style-name="gr19" draw:text-style-name="P9" draw:layer="layout" svg:width="1.031cm" svg:height="2.461cm" svg:x="15.47cm" svg:y="7.675cm">
          <text:p/>
          <draw:enhanced-geometry svg:viewBox="0 0 371475 885825" draw:extrusion-allowed="true" draw:text-areas="0 0 371475 885825" draw:glue-points="0 0 371475 114300 361950 781050 9525 885825 0 504825 171450 457200 9525 390525 0 0 171450 457200" draw:type="mso-spt100" draw:enhanced-path="M 0 0 L 371475 114300 361950 781050 9525 885825 0 504825 171450 457200 9525 390525 0 0 Z N"/>
        </draw:custom-shape>
        <draw:g draw:name="Skupina 24_1">
          <draw:custom-shape draw:name="Obdĺžnik 15_1" draw:style-name="gr20" draw:text-style-name="P9" draw:layer="layout" svg:width="2.183cm" svg:height="3.771cm" svg:x="18.83cm" svg:y="7.45cm">
            <text:p text:style-name="P3"><text:span text:style-name="T6"/></text:p>
            <text:p text:style-name="P3"><text:span text:style-name="T7">Data </text:span><text:span text:style-name="T7">Memory</text:span></text:p>
            <draw:enhanced-geometry svg:viewBox="0 0 21600 21600" draw:type="rectangle" draw:enhanced-path="M 0 0 L 21600 0 21600 21600 0 21600 0 0 Z N"/>
          </draw:custom-shape>
          <draw:custom-shape draw:name="BlokTextu 16_2" draw:style-name="gr4" draw:text-style-name="P4" draw:layer="layout" svg:width="2.434cm" svg:height="0.877cm" svg:x="18.751cm" svg:y="8.403cm">
            <text:p text:style-name="P3"><text:span text:style-name="T2">A</text:span><text:span text:style-name="T2"> </text:span><text:span text:style-name="T2"><text:s/></text:span><text:span text:style-name="T2"><text:s/></text:span><text:span text:style-name="T2"><text:s/></text:span><text:span text:style-name="T2"><text:s/></text:span><text:span text:style-name="T2">R</text:span><text:span text:style-name="T2">D</text:span></text:p>
            <draw:enhanced-geometry svg:viewBox="0 0 21600 21600" draw:type="mso-spt202" draw:enhanced-path="M 0 0 L 21600 0 21600 21600 0 21600 0 0 Z N"/>
          </draw:custom-shape>
          <draw:custom-shape draw:name="BlokTextu 17_2" draw:style-name="gr4" draw:text-style-name="P4" draw:layer="layout" svg:width="1.389cm" svg:height="0.877cm" svg:x="18.83cm" svg:y="10.229cm">
            <text:p text:style-name="P3"><text:span text:style-name="T2">W</text:span><text:span text:style-name="T2">D</text:span></text:p>
            <draw:enhanced-geometry svg:viewBox="0 0 21600 21600" draw:type="mso-spt202" draw:enhanced-path="M 0 0 L 21600 0 21600 21600 0 21600 0 0 Z N"/>
          </draw:custom-shape>
          <draw:custom-shape draw:name="BlokTextu 18_2" draw:style-name="gr4" draw:text-style-name="P4" draw:layer="layout" svg:width="1.389cm" svg:height="0.877cm" svg:x="19.69cm" svg:y="7.45cm">
            <text:p text:style-name="P3"><text:span text:style-name="T2">WE</text:span></text:p>
            <draw:enhanced-geometry svg:viewBox="0 0 21600 21600" draw:type="mso-spt202" draw:enhanced-path="M 0 0 L 21600 0 21600 21600 0 21600 0 0 Z N"/>
          </draw:custom-shape>
          <draw:custom-shape draw:name="Rovnoramenný trojuholník 21_1" draw:style-name="gr21" draw:text-style-name="P10" draw:layer="layout" svg:width="0.397cm" svg:height="0.397cm" svg:x="19.267cm" svg:y="7.396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draw:name="Skupina 23_1">
          <draw:custom-shape draw:name="Obdĺžnik 9_1" draw:style-name="gr22" draw:text-style-name="P9" draw:layer="layout" svg:width="2.822cm" svg:height="3.692cm" svg:x="8.665cm" svg:y="7.53cm">
            <text:list text:style-name="L1">
              <text:list-header>
                <text:p text:style-name="P3"><text:span text:style-name="T6"/></text:p>
                <text:p text:style-name="P3"><text:span text:style-name="T6"/></text:p>
                <text:p text:style-name="P11"><text:span text:style-name="T6"/></text:p>
                <text:p text:style-name="P11"><text:span text:style-name="T6"/></text:p>
                <text:p text:style-name="P11"><text:span text:style-name="T7">Reg.</text:span></text:p>
                <text:p text:style-name="P11"><text:span text:style-name="T7"><text:s text:c="2"/></text:span><text:span text:style-name="T7">Fil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BlokTextu 10_1" draw:style-name="gr4" draw:text-style-name="P4" draw:layer="layout" svg:width="2.822cm" svg:height="0.877cm" svg:x="8.665cm" svg:y="7.755cm">
            <text:p text:style-name="P3"><text:span text:style-name="T2">A</text:span><text:span text:style-name="T2">1</text:span><text:span text:style-name="T2"> </text:span><text:span text:style-name="T2"><text:s/></text:span><text:span text:style-name="T2"><text:s/></text:span><text:span text:style-name="T2"><text:s/></text:span><text:span text:style-name="T2">R</text:span><text:span text:style-name="T2">D</text:span><text:span text:style-name="T2">1</text:span></text:p>
            <draw:enhanced-geometry svg:viewBox="0 0 21600 21600" draw:type="mso-spt202" draw:enhanced-path="M 0 0 L 21600 0 21600 21600 0 21600 0 0 Z N"/>
          </draw:custom-shape>
          <draw:custom-shape draw:name="BlokTextu 11_1" draw:style-name="gr4" draw:text-style-name="P4" draw:layer="layout" svg:width="2.822cm" svg:height="0.877cm" svg:x="8.665cm" svg:y="8.787cm">
            <text:p text:style-name="P3"><text:span text:style-name="T2">A2 <text:s text:c="3"/></text:span><text:span text:style-name="T2">RD2</text:span></text:p>
            <draw:enhanced-geometry svg:viewBox="0 0 21600 21600" draw:type="mso-spt202" draw:enhanced-path="M 0 0 L 21600 0 21600 21600 0 21600 0 0 Z N"/>
          </draw:custom-shape>
          <draw:custom-shape draw:name="BlokTextu 12_1" draw:style-name="gr4" draw:text-style-name="P13" draw:layer="layout" svg:width="1.587cm" svg:height="1.553cm" svg:x="8.665cm" svg:y="9.555cm">
            <text:p text:style-name="P12"><text:span text:style-name="T2">A</text:span><text:span text:style-name="T2">3</text:span></text:p>
            <text:p text:style-name="P12"><text:span text:style-name="T2">W</text:span><text:span text:style-name="T2">D</text:span><text:span text:style-name="T2">3</text:span></text:p>
            <draw:enhanced-geometry svg:viewBox="0 0 21600 21600" draw:type="mso-spt202" draw:enhanced-path="M 0 0 L 21600 0 21600 21600 0 21600 0 0 Z N"/>
          </draw:custom-shape>
          <draw:custom-shape draw:name="BlokTextu 13_1" draw:style-name="gr4" draw:text-style-name="P13" draw:layer="layout" svg:width="1.587cm" svg:height="0.877cm" svg:x="9.406cm" svg:y="7.305cm">
            <text:p text:style-name="P12"><text:span text:style-name="T2">W</text:span><text:span text:style-name="T2">E</text:span><text:span text:style-name="T2">3</text:span></text:p>
            <draw:enhanced-geometry svg:viewBox="0 0 21600 21600" draw:type="mso-spt202" draw:enhanced-path="M 0 0 L 21600 0 21600 21600 0 21600 0 0 Z N"/>
          </draw:custom-shape>
          <draw:custom-shape draw:name="Rovnoramenný trojuholník 76" draw:style-name="gr21" draw:text-style-name="P10" draw:layer="layout" svg:width="0.352cm" svg:height="0.397cm" svg:x="8.876cm" svg:y="7.476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draw:name="Skupina 37">
          <draw:custom-shape draw:name="Lichobežník 33" draw:style-name="gr23" draw:text-style-name="P14" draw:layer="layout" svg:width="1.264cm" svg:height="0.595cm" draw:transform="rotate (-1.5707963267949) translate (14.489cm 9.011cm)">
            <text:p/>
            <draw:enhanced-geometry svg:viewBox="0 0 454821 214314" draw:extrusion-allowed="true" draw:text-areas="39991 18844 414830 214314" draw:glue-points="227411 0 29993 107157 227411 214314 424828 107157 454821 214314" draw:type="mso-spt100" draw:enhanced-path="M 0 214314 L 59986 0 394835 0 454821 214314 Z N"/>
          </draw:custom-shape>
          <draw:custom-shape draw:name="BlokTextu 35" draw:style-name="gr6" draw:text-style-name="P4" draw:layer="layout" svg:width="0.717cm" svg:height="0.877cm" svg:x="13.795cm" svg:y="8.932cm">
            <text:list text:style-name="L1">
              <text:list-header>
                <text:p text:style-name="P3"><text:span text:style-name="T8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66" draw:style-name="gr6" draw:text-style-name="P4" draw:layer="layout" svg:width="0.717cm" svg:height="0.877cm" svg:x="13.821cm" svg:y="9.461cm">
            <text:list text:style-name="L1">
              <text:list-header>
                <text:p text:style-name="P3"><text:span text:style-name="T8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Skupina 38_1">
          <draw:custom-shape draw:name="Lichobežník 39_1" draw:style-name="gr24" draw:text-style-name="P9" draw:layer="layout" svg:width="1.264cm" svg:height="0.595cm" draw:transform="rotate (-1.5707963267949) translate (23.79cm 7.926cm)">
            <text:p/>
            <draw:enhanced-geometry svg:viewBox="0 0 454821 214314" draw:extrusion-allowed="true" draw:text-areas="39991 18844 414830 214314" draw:glue-points="227411 0 29993 107157 227411 214314 424828 107157 454821 214314 454821 214314" draw:type="mso-spt100" draw:enhanced-path="M 0 214314 L 59986 0 394835 0 454821 214314 Z N"/>
          </draw:custom-shape>
          <draw:custom-shape draw:name="BlokTextu 40_1" draw:style-name="gr6" draw:text-style-name="P4" draw:layer="layout" svg:width="0.515cm" svg:height="0.877cm" svg:x="23.197cm" svg:y="7.847cm">
            <text:p text:style-name="P3"><text:span text:style-name="T8">0</text:span></text:p>
            <draw:enhanced-geometry svg:viewBox="0 0 21600 21600" draw:type="mso-spt202" draw:enhanced-path="M 0 0 L 21600 0 21600 21600 0 21600 0 0 Z N"/>
          </draw:custom-shape>
          <draw:custom-shape draw:name="BlokTextu 41_1" draw:style-name="gr6" draw:text-style-name="P4" draw:layer="layout" svg:width="0.515cm" svg:height="0.877cm" svg:x="23.223cm" svg:y="8.376cm">
            <text:p text:style-name="P3"><text:span text:style-name="T8">1</text:span></text:p>
            <draw:enhanced-geometry svg:viewBox="0 0 21600 21600" draw:type="mso-spt202" draw:enhanced-path="M 0 0 L 21600 0 21600 21600 0 21600 0 0 Z N"/>
          </draw:custom-shape>
        </draw:g>
        <draw:g draw:name="Skupina 46_0">
          <draw:custom-shape draw:name="Lichobežník 55" draw:style-name="gr24" draw:text-style-name="P9" draw:layer="layout" svg:width="1.264cm" svg:height="0.595cm" draw:transform="rotate (-1.5707963267949) translate (1.445cm 7.807cm)">
            <text:p/>
            <draw:enhanced-geometry svg:viewBox="0 0 454821 214314" draw:extrusion-allowed="true" draw:text-areas="39991 18844 414830 214314" draw:glue-points="227411 0 29993 107157 227411 214314 424828 107157 0 214314" draw:type="mso-spt100" draw:enhanced-path="M 0 214314 L 59986 0 394835 0 454821 214314 Z N"/>
          </draw:custom-shape>
          <draw:custom-shape draw:name="BlokTextu 48_0" draw:style-name="gr6" draw:text-style-name="P4" draw:layer="layout" svg:width="0.515cm" svg:height="0.877cm" svg:x="0.852cm" svg:y="7.728cm">
            <text:p text:style-name="P3"><text:span text:style-name="T8">0</text:span></text:p>
            <draw:enhanced-geometry svg:viewBox="0 0 21600 21600" draw:type="mso-spt202" draw:enhanced-path="M 0 0 L 21600 0 21600 21600 0 21600 0 0 Z N"/>
          </draw:custom-shape>
          <draw:custom-shape draw:name="BlokTextu 57" draw:style-name="gr6" draw:text-style-name="P4" draw:layer="layout" svg:width="0.515cm" svg:height="0.877cm" svg:x="0.878cm" svg:y="8.257cm">
            <text:p text:style-name="P3"><text:span text:style-name="T8">1</text:span></text:p>
            <draw:enhanced-geometry svg:viewBox="0 0 21600 21600" draw:type="mso-spt202" draw:enhanced-path="M 0 0 L 21600 0 21600 21600 0 21600 0 0 Z N"/>
          </draw:custom-shape>
        </draw:g>
        <draw:custom-shape draw:name="Voľná forma 49" draw:style-name="gr25" draw:text-style-name="P15" draw:layer="layout" svg:width="3.069cm" svg:height="1.611cm" svg:x="8.418cm" svg:y="12.756cm">
          <text:p text:style-name="P11"><text:span text:style-name="T8">Im</text:span><text:span text:style-name="T8">m</text:span></text:p>
          <text:p text:style-name="P11"><text:span text:style-name="T8">dec</text:span><text:span text:style-name="T8">ode</text:span></text:p>
          <draw:enhanced-geometry svg:viewBox="0 0 1104900 447675" draw:extrusion-allowed="true" draw:text-areas="0 0 1104900 447675" draw:glue-points="9525 447675 1095375 447675 1104900 0 0 219075 9525 447675" draw:type="mso-spt100" draw:enhanced-path="M 9525 447675 L 1095375 447675 1104900 0 0 219075 9525 447675 Z N"/>
        </draw:custom-shape>
        <draw:custom-shape draw:name="Obdĺžnik 50" draw:style-name="gr26" draw:text-style-name="P10" draw:layer="layout" svg:width="0.396cm" svg:height="1.191cm" svg:x="2.16cm" svg:y="7.847cm">
          <text:p/>
          <draw:enhanced-geometry svg:viewBox="0 0 21600 21600" draw:type="rectangle" draw:enhanced-path="M 0 0 L 21600 0 21600 21600 0 21600 0 0 Z N"/>
        </draw:custom-shape>
        <draw:custom-shape draw:name="Rovnoramenný trojuholník 51" draw:style-name="gr21" draw:text-style-name="P10" draw:layer="layout" svg:width="0.396cm" svg:height="0.397cm" svg:x="2.16cm" svg:y="7.793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BlokTextu 38" draw:style-name="gr6" draw:text-style-name="P6" draw:layer="layout" svg:width="1.162cm" svg:height="0.793cm" svg:x="15.442cm" svg:y="8.045cm">
          <text:list text:style-name="L1">
            <text:list-header>
              <text:p text:style-name="P5"><text:span text:style-name="T4">A</text:span><text:span text:style-name="T4">L</text:span><text:span text:style-name="T4">U</text:span></text:p>
            </text:list-header>
          </text:list>
          <draw:enhanced-geometry svg:viewBox="0 0 21600 21600" draw:type="mso-spt202" draw:enhanced-path="M 0 0 L 21600 0 21600 21600 0 21600 0 0 Z N"/>
        </draw:custom-shape>
        <draw:polygon draw:style-name="gr3" draw:text-style-name="P2" draw:layer="layout" svg:width="1.031cm" svg:height="2.187cm" svg:x="15.458cm" svg:y="13.26cm" svg:viewBox="0 0 1032 2188" draw:points="0,0 0,860 390,1094 0,1328 0,2188 1032,1719 1032,469">
          <draw:glue-point draw:id="4" svg:x="5cm" svg:y="0cm"/>
          <draw:glue-point draw:id="5" svg:x="-5cm" svg:y="3.212cm"/>
          <draw:glue-point draw:id="6" svg:x="-5cm" svg:y="-3.212cm"/>
          <text:p/>
        </draw:polygon>
        <draw:custom-shape draw:name="BlokTextu 29_3" draw:style-name="gr4" draw:text-style-name="P4" draw:layer="layout" svg:width="0.992cm" svg:height="0.963cm" svg:x="15.711cm" svg:y="13.809cm">
          <text:list text:style-name="L1">
            <text:list-header>
              <text:p text:style-name="P3"><text:span text:style-name="T1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9_3" draw:style-name="gr6" draw:text-style-name="P6" draw:layer="layout" svg:width="2.027cm" svg:height="0.877cm" svg:x="11.649cm" svg:y="12.628cm">
          <text:p text:style-name="P5"><text:span text:style-name="T3">SignImm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7" draw:layer="layout" svg:width="13.968cm" svg:height="10.476cm" svg:x="3.81cm" svg:y="2.123cm" draw:page-number="1" presentation:class="page"/>
          <draw:frame presentation:style-name="pr1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APO_20_2" draw:display-name="Gradient APO 2" draw:style="axial" draw:start-color="#99ccff" draw:end-color="#83afdb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25cm" svg:stroke-color="#000000" draw:marker-start-width="0.356cm" draw:marker-start-center="false" draw:marker-end-width="0.356cm" draw:marker-end-center="false" draw:fill="none" draw:fill-color="#99ccff" draw:fill-gradient-name="Gradient_20_11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2" draw:fill="none" draw:fill-gradient-name="Gradient_20_10" draw:fill-hatch-name="Hatch_20_1" draw:fill-image-name="Bitmape_20_1"/>
      <style:text-properties fo:font-size="32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Dashed_20__28_var_29__20_2" svg:stroke-width="0.05cm" draw:fill-color="#ffcc99" draw:fill-gradient-name="Gradient_20_10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2pt" fo:language="en" fo:country="US" fo:font-weight="bold" style:language-asian="en" style:country-asian="US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203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cm" fo:margin-bottom="0.20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background" style:family="presentation">
      <style:graphic-properties draw:stroke="none" draw:fill="none"/>
      <style:text-properties style:letter-kerning="true"/>
    </style:style>
    <style:style style:name="APO-english-od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PO-english-od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PO-english-odp-outline1" style:family="presentation">
      <style:graphic-properties draw:stroke="none" draw:fill="none" draw:auto-grow-height="false" draw:fit-to-size="shrink-to-fit" style:shrink-to-fit="true">
        <text:list-style style:name="APO-english-od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outline2" style:family="presentation" style:parent-style-name="APO-english-odp-outline1">
      <style:paragraph-properties fo:margin-left="0cm" fo:margin-right="0cm" fo:margin-top="0cm" fo:margin-bottom="0.203cm" fo:text-indent="0cm"/>
      <style:text-properties fo:font-size="22pt" style:font-size-asian="28pt" style:font-size-complex="28pt"/>
    </style:style>
    <style:style style:name="APO-english-odp-outline3" style:family="presentation" style:parent-style-name="APO-english-odp-outline2">
      <style:paragraph-properties fo:margin-left="0cm" fo:margin-right="0cm" fo:margin-top="0cm" fo:margin-bottom="0.203cm" fo:text-indent="0cm"/>
      <style:text-properties fo:font-size="24pt" style:font-size-asian="24pt" style:font-size-complex="24pt"/>
    </style:style>
    <style:style style:name="APO-english-odp-outline4" style:family="presentation" style:parent-style-name="APO-english-odp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PO-english-odp-outline5" style:family="presentation" style:parent-style-name="APO-english-odp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6" style:family="presentation" style:parent-style-name="APO-english-odp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7" style:family="presentation" style:parent-style-name="APO-english-odp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8" style:family="presentation" style:parent-style-name="APO-english-od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9" style:family="presentation" style:parent-style-name="APO-english-od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subtitle" style:family="presentation">
      <style:graphic-properties draw:stroke="none" draw:fill="none" draw:textarea-vertical-align="middle">
        <text:list-style style:name="APO-english-od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APO-english-od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APO-english-odp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APO-english-odp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4.004cm" svg:height="1.702cm" svg:x="0.698cm" svg:y="0.838cm" presentation:class="title" presentation:placeholder="true">
        <draw:text-box/>
      </draw:frame>
      <draw:frame presentation:style-name="Default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APO-english-odp" style:page-layout-name="PM1" draw:style-name="Mdp1">
      <draw:frame presentation:style-name="APO-english-odp-title" draw:layer="backgroundobjects" svg:width="24.004cm" svg:height="1.702cm" svg:x="0.698cm" svg:y="0.838cm" presentation:class="title" presentation:placeholder="true">
        <draw:text-box/>
      </draw:frame>
      <draw:frame presentation:style-name="APO-english-odp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APO-english-odp-title" draw:layer="backgroundobjects" svg:width="13.968cm" svg:height="10.476cm" svg:x="3.81cm" svg:y="2.122cm" presentation:class="page"/>
        <draw:frame presentation:style-name="APO-english-odp-notes" draw:layer="backgroundobjects" svg:width="17.271cm" svg:height="12.572cm" svg:x="2.159cm" svg:y="13.27cm" presentation:class="notes" presentation:placeholder="true">
          <draw:text-box/>
        </draw:frame>
        <draw:frame presentation:style-name="Mpr3" draw:text-style-name="MP2" draw:layer="backgroundobjects" svg:width="9.37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7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7cm" svg:height="1.396cm" svg:x="0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7cm" svg:height="1.396cm" svg:x="12.219cm" svg:y="26.542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3-29T18:02:47</meta:creation-date>
    <meta:editing-duration>P2DT11H32M29S</meta:editing-duration>
    <meta:editing-cycles>280</meta:editing-cycles>
    <meta:generator>LibreOffice/6.4.7.2$Linux_X86_64 LibreOffice_project/40$Build-2</meta:generator>
    <dc:date>2022-12-15T16:24:09.360794005</dc:date>
    <dc:description>https://cw.fel.cvut.cz/wiki/courses/b35apo/start</dc:description>
    <dc:subject>B35APO - Computer Architectures</dc:subject>
    <dc:title>Central Processing Unit (CPU)</dc:title>
    <meta:document-statistic meta:object-count="135"/>
  </office:meta>
</office:document-meta>
</file>